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824cm" table:align="left"/>
    </style:style>
    <style:style style:name="Table1.A" style:family="table-column">
      <style:table-column-properties style:column-width="1.06cm"/>
    </style:style>
    <style:style style:name="Table1.B" style:family="table-column">
      <style:table-column-properties style:column-width="1.171cm"/>
    </style:style>
    <style:style style:name="Table1.E" style:family="table-column">
      <style:table-column-properties style:column-width="1.251cm"/>
    </style:style>
    <style:style style:name="Table1.A1" style:family="table-cell">
      <style:table-cell-properties style:vertical-align="middle" fo:padding="0.049cm" fo:border="none"/>
    </style:style>
    <style:style style:name="Table1.E7" style:family="table-cell">
      <style:table-cell-properties fo:padding="0.049cm" fo:border="none"/>
    </style:style>
    <style:style style:name="Table2" style:family="table">
      <style:table-properties style:width="6.234cm" table:align="left"/>
    </style:style>
    <style:style style:name="Table2.A" style:family="table-column">
      <style:table-column-properties style:column-width="3.161cm"/>
    </style:style>
    <style:style style:name="Table2.B" style:family="table-column">
      <style:table-column-properties style:column-width="1.356cm"/>
    </style:style>
    <style:style style:name="Table2.C" style:family="table-column">
      <style:table-column-properties style:column-width="1.716cm"/>
    </style:style>
    <style:style style:name="Table2.A1" style:family="table-cell">
      <style:table-cell-properties style:vertical-align="middle" fo:padding="0.049cm" fo:border="none"/>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41171" officeooo:paragraph-rsid="00141171" style:font-weight-asian="bold" style:font-weight-complex="bold"/>
    </style:style>
    <style:style style:name="P3" style:family="paragraph" style:parent-style-name="Standard">
      <style:text-properties officeooo:paragraph-rsid="00141171"/>
    </style:style>
    <style:style style:name="P4" style:family="paragraph" style:parent-style-name="Standard">
      <style:paragraph-properties fo:break-before="page"/>
      <style:text-properties fo:font-weight="bold" officeooo:rsid="00141171" officeooo:paragraph-rsid="00141171" style:font-weight-asian="bold" style:font-weight-complex="bold"/>
    </style:style>
    <style:style style:name="P5" style:family="paragraph" style:parent-style-name="Text_20_body">
      <style:text-properties officeooo:paragraph-rsid="00141171"/>
    </style:style>
    <style:style style:name="P6" style:family="paragraph" style:parent-style-name="Text_20_body">
      <style:text-properties fo:font-weight="bold" officeooo:rsid="00141171" officeooo:paragraph-rsid="00141171" style:font-weight-asian="bold" style:font-weight-complex="bold"/>
    </style:style>
    <style:style style:name="P7" style:family="paragraph" style:parent-style-name="Table_20_Heading">
      <style:text-properties fo:font-size="2pt" style:font-size-asian="2pt" style:font-size-complex="2pt"/>
    </style:style>
    <style:style style:name="P8" style:family="paragraph" style:parent-style-name="Table_20_Contents">
      <style:text-properties fo:font-size="2pt" style:font-size-asian="2pt" style:font-size-complex="2pt"/>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T1" style:family="text">
      <style:text-properties fo:font-weight="normal" style:font-weight-asian="normal" style:font-weight-complex="normal"/>
    </style:style>
    <style:style style:name="T2" style:family="text">
      <style:text-properties fo:font-weight="bold" officeooo:rsid="00141171"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27282162" text:style-name="L1">
        <text:list-item>
          <text:p text:style-name="P9"><text:span text:style-name="Strong_20_Emphasis">1.diferentes conceitos de indicadores para cada setor</text:span></text:p>
        </text:list-item>
        <text:list-item>
          <text:p text:style-name="P9"><text:span text:style-name="Strong_20_Emphasis">2.diferentes definições para agregar valores aos produtos</text:span></text:p>
        </text:list-item>
      </text:list>
      <text:p text:style-name="Standard"/>
      <text:p text:style-name="P2">CONCEITOS:</text:p>
      <text:p text:style-name="P2"/>
      <text:p text:style-name="Text_20_body">Nesta aula, conheceremos o conceito de <text:span text:style-name="Strong_20_Emphasis">data warehouse</text:span>. Uma tradução para português deste termo seria "armazém de dados". </text:p>
      <text:p text:style-name="P5">Esse conceito foi introduzido nos anos 90 por um <text:span text:style-name="Strong_20_Emphasis">pesquisador americano chamado Ralph Kimball</text:span>, responsável por perceber que esses problemas enfrentados pelas empresas (unificação de conceitos, diferentes formas de agregaçProjetaremos o Data warehouse para a empresa de sucos, e a primeira coisa que devemos fazer é conhecer o negócio, saber o que a empresa faz, seus principais indicadores, como os executivos tomam as decisões e quais informações são utilizadas. </text:p>
      <text:p text:style-name="Text_20_body">Muitas vezes, nós temos profissionais na área de BI especializados na área de negócios, com indústria de alimentos. Vemos, também, executivos que migram para a área de TI porque conhecem bem o negócio em que atuam. </text:p>
      <text:p text:style-name="Text_20_body">No entanto, conhecer o negócio não é requisito para construir um data warehouse, basta que sejam realizadas <text:span text:style-name="Strong_20_Emphasis">entrevistas</text:span> dentro da empresa, principalmente com os executivos que tomam as decisões.</text:p>
      <text:p text:style-name="Text_20_body">Podemos realizar as entrevistas de diversas maneiras, mas existem duas perguntas básicas que devem ser feitas: </text:p>
      <text:list xml:id="list1613168068" text:style-name="L2">
        <text:list-item>
          <text:p text:style-name="P10">O que eu quero analisar?</text:p>
        </text:list-item>
        <text:list-item>
          <text:p text:style-name="P10">Como eu quero analisar?</text:p>
        </text:list-item>
      </text:list>
      <text:p text:style-name="Text_20_body">Com as respostas das duas perguntas, saberemos como será o nosso Data warehouse. Por exemplo, a empresa do suco de frutas alega que vendou $10.000.000,00. E o que essa quantia significa? Um número solto não diz nada. Podemos dizer que vendemos $10.000.000,00 apenas na região Sul, ou em suco de laranja ou apenas pela sede em São Paulo.</text:p>
      <text:p text:style-name="Text_20_body">Com as especificações, esse número passa ter mais significado. Portanto, precisamos definir indicadores e como eles são interpretados.</text:p>
      <text:p text:style-name="Text_20_body">Introduziremos algumas nomenclaturas utilizadas dentro da ciência de BI. O que queremos analisar, ou seja, os números, chamamos de <text:span text:style-name="Strong_20_Emphasis">indicador</text:span>, também conhecido como <text:span text:style-name="Strong_20_Emphasis">medida</text:span> e <text:span text:style-name="Strong_20_Emphasis">variável</text:span>.</text:p>
      <text:p text:style-name="Text_20_body">Como iremos analisar, ou seja, aquilo que identificará o indicador, chamamos de <text:span text:style-name="Strong_20_Emphasis">dimensão</text:span>. Quando dizemos "quero analisar vendas pela dimensão geografia", quer dizer que queremos ver as vendas pela área geográfica. </text:p>
      <text:p text:style-name="Text_20_body">Ter esses conceitos definidos é o objetivo final de uma entrevista.</text:p>
      <text:p text:style-name="P5">ão e fontes de dados distintas) <text:span text:style-name="Strong_20_Emphasis">impediam a elaboração de um BI eficiente</text:span>.</text:p>
      <text:p text:style-name="Text_20_body">A solução encontrada foi a criação de uma estrutura separada da estrutura operacional da empresa. Essa estrutura apartada terá como fonte de dados a estrutura organizacional da empresa, mas conterá conceitos únicos que valerão para a empresa inteira. </text:p>
      <text:p text:style-name="Text_20_body"><text:soft-page-break/>Essa estrutura anexa que chamaremos de data warehouse, não conterá os conceitos <text:span text:style-name="Strong_20_Emphasis">operacionais</text:span> do cotidiano da empresa, mas, sim, os <text:span text:style-name="Strong_20_Emphasis">gerenciais</text:span>.</text:p>
      <text:p text:style-name="Text_20_body">Projetaremos o data warehouse para nosso cliente Suco de Frutas Ltda. </text:p>
      <text:p text:style-name="Text_20_body">##Integração de diversas fontes</text:p>
      <text:p text:style-name="Text_20_body">Com o data warehouse, efetuaremos a integração de diversas fontes de dados e como sua estrutura está separada da estrutura operacional da empresa, os dados relacionados à informação gerencial deve sair das bases transacionais e ir para esta estrutura anexa, independente da fonte de origem. </text:p>
      <text:p text:style-name="Quotations">As informações devem ser armazenadas em um mesmo repositório e servidor.</text:p>
      <text:p text:style-name="Text_20_body">##Implementação das regras de negócio</text:p>
      <text:p text:style-name="Text_20_body">No momento em que estivermos extraindo as informações gerenciais de diversas fontes e colocando dentro do data warehouse, precisamos aplicar as regras de negócio. No caso específico do problema do faturamento das vendas no mês, a empresa deve definir qual é o conceito a ser utilizado para "venda" quando estivermos organizando informações gerencias. Usaremos como referência os dados do setor de vendas, financeiro ou contábil? </text:p>
      <text:p text:style-name="Text_20_body">Podemos ter duas empresas no mesmo ramo de mercado, concorrentes, produzindo praticamente o mesmo produto, mas que possuem data warehouses diferentes, ou seja, articulando conceitos diferentes para as vendas ou lucros. Por exemplo, uma empresa pode vir da escola alemã que favorece mais o dinheiro em caixa, outra da escola americana que está mais associada a Marketing usará o conceito do departamento de vendas.</text:p>
      <text:p text:style-name="Text_20_body">O data warehouse não possui nenhuma obrigação fiscal, por isso podemos projetá-lo da forma que quisermos, utilizando o conceito que a empresa definir. Por isso, o primeiro passo para implementar um data warehouse é realizar entrevistas, conhecer os executivos e entender os conceitos que devem ser aplicados para os indicadores. </text:p>
      <text:p text:style-name="Text_20_body">##Limpeza de dados </text:p>
      <text:p text:style-name="Text_20_body">Nem sempre a informação que está na fonte está clara e pronta para ser analisada. Um caso clássico de limpeza de dados está relacionado às sedes de uma empresa. Muitas vezes, no sistema do setor de vendas, quando o endereço de um cliente é cadastrado, o campo cidade tem 30 ou 40 caracteres e está sem padronização na forma como se grafa os nomes. Por exemplo, <text:span text:style-name="Source_20_Text">São Paulo</text:span>, pode ter variantes como <text:span text:style-name="Source_20_Text">S.Paulo</text:span> e <text:span text:style-name="Source_20_Text">Sao Paulo</text:span>.</text:p>
      <text:p text:style-name="Text_20_body">Se tomarmos como fator agregador da informação o nome da cidade, o seu relatório considerará cada variante como uma cidade diferente, afinal, foram escritas de formas diferentes. </text:p>
      <text:p text:style-name="Text_20_body">Por isso, durante a carga do Data warehouse a limpeza de dados é muito importante. Criar codificação para tudo que for importante, mesmo que nos sistemas fontes esta não exista. </text:p>
      <text:p text:style-name="Text_20_body">##Análise ao longo do tempo</text:p>
      <text:p text:style-name="Text_20_body">O sistema computacional que gerencia a empresa não é muito presente, pois ele precisa estar controlando o que ocorre na empresa de forma mais geral. </text:p>
      <text:p text:style-name="Text_20_body">Por exemplo, o sistema transacional de estoques de matéria-prima de uma indústria precisa fornecer para o funcionário na linha de montagem o estoque daquele momento, pois o funcionário precisa <text:soft-page-break/>saber qual a disponibilidade de peças para a linha de produção. É irrelevante saber como estava o estoque há uma hora atrás - ele não precisa se importar com o tempo decorrido, e sim a atualidade do estoque.</text:p>
      <text:p text:style-name="Text_20_body">Para a diretoria que vai tomar decisões é importante saber como está o consumo de estoque ao longo do ano, qual é a curva de consumo. Portanto, o Data warehouse deve conter informações relacionadas à linha do tempo da empresa, o que não é um requisito para o sistema transacional e operacional.</text:p>
      <text:p text:style-name="Standard"/>
      <text:p text:style-name="P2">ENTREVISTAS:</text:p>
      <text:p text:style-name="P3"><text:span text:style-name="T2">PERGUNTA BASICA: </text:span><text:span text:style-name="T1">O que quero analisar e como quero analisar.</text:span></text:p>
      <text:p text:style-name="Standard"/>
      <text:p text:style-name="Text_20_body">Projetaremos o Data warehouse para a empresa de sucos, e a primeira coisa que devemos fazer é conhecer o negócio, saber o que a empresa faz, seus principais indicadores, como os executivos tomam as decisões e quais informações são utilizadas. </text:p>
      <text:p text:style-name="Text_20_body">Muitas vezes, nós temos profissionais na área de BI especializados na área de negócios, com indústria de alimentos. Vemos, também, executivos que migram para a área de TI porque conhecem bem o negócio em que atuam. </text:p>
      <text:p text:style-name="Text_20_body">No entanto, conhecer o negócio não é requisito para construir um data warehouse, basta que sejam realizadas <text:span text:style-name="Strong_20_Emphasis">entrevistas</text:span> dentro da empresa, principalmente com os executivos que tomam as decisões.</text:p>
      <text:p text:style-name="Text_20_body">Podemos realizar as entrevistas de diversas maneiras, mas existem duas perguntas básicas que devem ser feitas: </text:p>
      <text:list xml:id="list3551375189" text:style-name="L3">
        <text:list-item>
          <text:p text:style-name="P11">O que eu quero analisar?</text:p>
        </text:list-item>
        <text:list-item>
          <text:p text:style-name="P11">Como eu quero analisar?</text:p>
        </text:list-item>
      </text:list>
      <text:p text:style-name="Text_20_body">Com as respostas das duas perguntas, saberemos como será o nosso Data warehouse. Por exemplo, a empresa do suco de frutas alega que vendou $10.000.000,00. E o que essa quantia significa? Um número solto não diz nada. Podemos dizer que vendemos $10.000.000,00 apenas na região Sul, ou em suco de laranja ou apenas pela sede em São Paulo.</text:p>
      <text:p text:style-name="Text_20_body">Com as especificações, esse número passa ter mais significado. Portanto, precisamos definir indicadores e como eles são interpretados.</text:p>
      <text:p text:style-name="Text_20_body">Introduziremos algumas nomenclaturas utilizadas dentro da ciência de BI. O que queremos analisar, ou seja, os números, chamamos de <text:span text:style-name="Strong_20_Emphasis">indicador</text:span>, também conhecido como <text:span text:style-name="Strong_20_Emphasis">medida</text:span> e <text:span text:style-name="Strong_20_Emphasis">variável</text:span>.</text:p>
      <text:p text:style-name="Text_20_body">Como iremos analisar, ou seja, aquilo que identificará o indicador, chamamos de <text:span text:style-name="Strong_20_Emphasis">dimensão</text:span>. Quando dizemos "quero analisar vendas pela dimensão geografia", quer dizer que queremos ver as vendas pela área geográfica. </text:p>
      <text:p text:style-name="Text_20_body">Ter esses conceitos definidos é o objetivo final de uma entrevista.</text:p>
      <text:p text:style-name="Standard"/>
      <text:p text:style-name="Standard"/>
      <text:p text:style-name="Standard"/>
      <text:p text:style-name="P1"/>
      <text:p text:style-name="P1"/>
      <text:p text:style-name="P4">MATRIZ COM OS RESULTADOS:</text:p>
      <text:p text:style-name="P2"/>
      <text:p text:style-name="P3"><text:span text:style-name="T2">Como construir uma Matriz Dimensão Indicador?: </text:span>Colocando nas linhas os indicadores, as colunas das dimensões e dentro da matriz marco os cruzamentos que fazem sentido entre indicadores e dimensões.</text:p>
      <text:p text:style-name="P2"/>
      <text:p text:style-name="P6"><text:span text:style-name="T1">Com as entrevistas finalizadas, temos as dimensões definidas assim como os indicadores. Faremos um documento chamado </text:span><text:span text:style-name="Strong_20_Emphasis"><text:span text:style-name="T1">Matriz Dimensão X Indicador</text:span></text:span><text:span text:style-name="T1">, que registrará o resultado das entrevistas.</text:span></text:p>
      <text:p text:style-name="Text_20_body">Essa matriz pode ser construída utilizando ferramentas simples, como lápis e papel. No entanto, estamos trabalhando com tecnologia e podemos deixar nossos registros mais complexos no Word, PowerPoint ou um software de desenho para esquematizar tudo. Particularmente, gosto de utilizar uma planilha do Excel, já que uma matriz é formada por linhas e colunas e o Excel oferece a base ideal para esse tipo de construção.</text:p>
      <text:p text:style-name="Text_20_body">Nas <text:span text:style-name="Strong_20_Emphasis">linhas</text:span> da matriz, escreveremos os indicadores ou seja, o que queremos analisar, como vendas, custos e lucros. </text:p>
      <text:p text:style-name="Text_20_body">Nas <text:span text:style-name="Strong_20_Emphasis">colunas</text:span> colocaremos as dimensões, como a informação quer ser vista pelo cliente. Por exemplo, linha de produção, custo para almoxarifado e tempo de produção.</text:p>
      <text:p text:style-name="Text_20_body">Iremos marcar nos fundamentos da matriz a dimensão e o indicador que fazem sentido.</text:p>
      <table:table table:name="Table1" table:style-name="Table1">
        <table:table-column table:style-name="Table1.A"/>
        <table:table-column table:style-name="Table1.B" table:number-columns-repeated="3"/>
        <table:table-column table:style-name="Table1.E"/>
        <table:table-header-rows>
          <table:table-row>
            <table:table-cell table:style-name="Table1.A1" office:value-type="string">
              <text:p text:style-name="P7"/>
            </table:table-cell>
            <table:table-cell table:style-name="Table1.A1" office:value-type="string">
              <text:p text:style-name="Table_20_Heading">Dim1</text:p>
            </table:table-cell>
            <table:table-cell table:style-name="Table1.A1" office:value-type="string">
              <text:p text:style-name="Table_20_Heading">Dim2</text:p>
            </table:table-cell>
            <table:table-cell table:style-name="Table1.A1" office:value-type="string">
              <text:p text:style-name="Table_20_Heading">Dim3</text:p>
            </table:table-cell>
            <table:table-cell table:style-name="Table1.A1" office:value-type="string">
              <text:p text:style-name="Table_20_Heading">Dim4</text:p>
            </table:table-cell>
          </table:table-row>
        </table:table-header-rows>
        <table:table-row>
          <table:table-cell table:style-name="Table1.A1" office:value-type="string">
            <text:p text:style-name="Table_20_Contents"><text:span text:style-name="Strong_20_Emphasis">Ind1</text:span></text:p>
          </table:table-cell>
          <table:table-cell table:style-name="Table1.A1" office:value-type="string">
            <text:p text:style-name="Table_20_Contents">X</text:p>
          </table:table-cell>
          <table:table-cell table:style-name="Table1.A1" office:value-type="string">
            <text:p text:style-name="Table_20_Contents">X</text:p>
          </table:table-cell>
          <table:table-cell table:style-name="Table1.A1" office:value-type="string">
            <text:p text:style-name="Table_20_Contents">X</text:p>
          </table:table-cell>
          <table:table-cell table:style-name="Table1.A1" office:value-type="string">
            <text:p text:style-name="Table_20_Contents">X</text:p>
          </table:table-cell>
        </table:table-row>
        <table:table-row>
          <table:table-cell table:style-name="Table1.A1" office:value-type="string">
            <text:p text:style-name="Table_20_Contents"><text:span text:style-name="Strong_20_Emphasis">Ind2</text:span></text:p>
          </table:table-cell>
          <table:table-cell table:style-name="Table1.A1" office:value-type="string">
            <text:p text:style-name="Table_20_Contents">X</text:p>
          </table:table-cell>
          <table:table-cell table:style-name="Table1.A1" office:value-type="string">
            <text:p text:style-name="Table_20_Contents">X</text:p>
          </table:table-cell>
          <table:table-cell table:style-name="Table1.A1" office:value-type="string">
            <text:p text:style-name="Table_20_Contents">X</text:p>
          </table:table-cell>
          <table:table-cell table:style-name="Table1.A1" office:value-type="string">
            <text:p text:style-name="Table_20_Contents">X</text:p>
          </table:table-cell>
        </table:table-row>
        <table:table-row>
          <table:table-cell table:style-name="Table1.A1" office:value-type="string">
            <text:p text:style-name="Table_20_Contents"><text:span text:style-name="Strong_20_Emphasis">Ind3</text:span></text:p>
          </table:table-cell>
          <table:table-cell table:style-name="Table1.A1" office:value-type="string">
            <text:p text:style-name="P8"/>
          </table:table-cell>
          <table:table-cell table:style-name="Table1.A1" office:value-type="string">
            <text:p text:style-name="Table_20_Contents">X</text:p>
          </table:table-cell>
          <table:table-cell table:style-name="Table1.A1" office:value-type="string">
            <text:p text:style-name="Table_20_Contents">X</text:p>
          </table:table-cell>
          <table:table-cell table:style-name="Table1.A1" office:value-type="string">
            <text:p text:style-name="Table_20_Contents">X</text:p>
          </table:table-cell>
        </table:table-row>
        <table:table-row>
          <table:table-cell table:style-name="Table1.A1" office:value-type="string">
            <text:p text:style-name="Table_20_Contents"><text:span text:style-name="Strong_20_Emphasis">Ind4</text:span></text:p>
          </table:table-cell>
          <table:table-cell table:style-name="Table1.A1" office:value-type="string">
            <text:p text:style-name="P8"/>
          </table:table-cell>
          <table:table-cell table:style-name="Table1.A1" office:value-type="string">
            <text:p text:style-name="Table_20_Contents">X</text:p>
          </table:table-cell>
          <table:table-cell table:style-name="Table1.A1" office:value-type="string">
            <text:p text:style-name="Table_20_Contents">X</text:p>
          </table:table-cell>
          <table:table-cell table:style-name="Table1.A1" office:value-type="string">
            <text:p text:style-name="Table_20_Contents">X</text:p>
          </table:table-cell>
        </table:table-row>
        <table:table-row>
          <table:table-cell table:style-name="Table1.A1" office:value-type="string">
            <text:p text:style-name="Table_20_Contents"><text:span text:style-name="Strong_20_Emphasis">Ind5</text:span></text:p>
          </table:table-cell>
          <table:table-cell table:style-name="Table1.A1" office:value-type="string">
            <text:p text:style-name="Table_20_Contents">X</text:p>
          </table:table-cell>
          <table:table-cell table:style-name="Table1.A1" office:value-type="string">
            <text:p text:style-name="Table_20_Contents">X</text:p>
          </table:table-cell>
          <table:table-cell table:style-name="Table1.A1" office:value-type="string">
            <text:p text:style-name="Table_20_Contents">X</text:p>
          </table:table-cell>
          <table:table-cell table:style-name="Table1.A1" office:value-type="string">
            <text:p text:style-name="P8"/>
          </table:table-cell>
        </table:table-row>
        <table:table-row>
          <table:table-cell table:style-name="Table1.A1" office:value-type="string">
            <text:p text:style-name="Table_20_Contents"><text:span text:style-name="Strong_20_Emphasis">Ind6</text:span></text:p>
          </table:table-cell>
          <table:table-cell table:style-name="Table1.A1" office:value-type="string">
            <text:p text:style-name="Table_20_Contents">X</text:p>
          </table:table-cell>
          <table:table-cell table:style-name="Table1.A1" office:value-type="string">
            <text:p text:style-name="Table_20_Contents">X</text:p>
          </table:table-cell>
          <table:table-cell table:style-name="Table1.A1" office:value-type="string">
            <text:p text:style-name="Table_20_Contents">X</text:p>
          </table:table-cell>
          <table:table-cell table:style-name="Table1.E7" office:value-type="string">
            <text:p text:style-name="P8"/>
          </table:table-cell>
        </table:table-row>
      </table:table>
      <text:p text:style-name="Text_20_body">Nem sempre todos os indicadores cruzarão com todas as dimensões, como vemos que o "Ind3" não se relaciona com "Dim1". Saberemos quais relacionamentos cruzar por meio das informações obtidas nas entrevistas.</text:p>
      <text:p text:style-name="Text_20_body">Vejamos uma matriz mais simplificada: </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7"/>
            </table:table-cell>
            <table:table-cell table:style-name="Table2.A1" office:value-type="string">
              <text:p text:style-name="Table_20_Heading">cliente</text:p>
            </table:table-cell>
            <table:table-cell table:style-name="Table2.A1" office:value-type="string">
              <text:p text:style-name="Table_20_Heading">produto</text:p>
            </table:table-cell>
          </table:table-row>
        </table:table-header-rows>
        <table:table-row>
          <table:table-cell table:style-name="Table2.A1" office:value-type="string">
            <text:p text:style-name="Table_20_Contents"><text:span text:style-name="Strong_20_Emphasis">vendas</text:span></text:p>
          </table:table-cell>
          <table:table-cell table:style-name="Table2.A1" office:value-type="string">
            <text:p text:style-name="Table_20_Contents">X</text:p>
          </table:table-cell>
          <table:table-cell table:style-name="Table2.A1" office:value-type="string">
            <text:p text:style-name="Table_20_Contents">X</text:p>
          </table:table-cell>
        </table:table-row>
        <table:table-row>
          <table:table-cell table:style-name="Table2.A1" office:value-type="string">
            <text:p text:style-name="Table_20_Contents"><text:span text:style-name="Strong_20_Emphasis">custo mat prima</text:span></text:p>
          </table:table-cell>
          <table:table-cell table:style-name="Table2.A1" office:value-type="string">
            <text:p text:style-name="P8"/>
          </table:table-cell>
          <table:table-cell table:style-name="Table2.A1" office:value-type="string">
            <text:p text:style-name="Table_20_Contents">X</text:p>
          </table:table-cell>
        </table:table-row>
      </table:table>
      <text:p text:style-name="Text_20_body">No caso, "vendas" conseguimos relacionar com "cliente" e "produto", pois vendemos para um cliente um determinado produto. No entanto, o custo de matéria-prima para fazer o produto não se relaciona com "cliente".</text:p>
      <text:p text:style-name="Text_20_body">O modelo de matriz e indicadores está intimamente relacionado com o modelo de negócios de uma empresa. No caso da Suco de Frutas, não sabemos quais laranjas serão vendidas para quais clientes. No entanto, uma empresa que produz navios trabalha com projetos, e sabe exatamente para qual cliente a embarcação será vendid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9T22:09:15.609373066</meta:creation-date>
    <dc:date>2019-06-09T22:18:05.802169334</dc:date>
    <meta:editing-duration>PT8M51S</meta:editing-duration>
    <meta:editing-cycles>1</meta:editing-cycles>
    <meta:generator>LibreOffice/6.0.7.3$Linux_X86_64 LibreOffice_project/00m0$Build-3</meta:generator>
    <meta:document-statistic meta:table-count="2" meta:image-count="0" meta:object-count="0" meta:page-count="4" meta:paragraph-count="95" meta:word-count="1580" meta:character-count="9884" meta:non-whitespace-character-count="8385"/>
  </office:meta>
</office:document-meta>
</file>